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699cm"/>
    </style:style>
    <style:style style:name="Tableau1.B" style:family="table-column">
      <style:table-column-properties style:column-width="14.314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699cm"/>
    </style:style>
    <style:style style:name="Tableau2.B" style:family="table-column">
      <style:table-column-properties style:column-width="14.314cm"/>
    </style:style>
    <style:style style:name="Tableau2.A1" style:family="table-cell">
      <style:table-cell-properties style:writing-mode="page"/>
    </style:style>
    <style:style style:name="Tableau2.2" style:family="table-row">
      <style:table-row-properties style:min-row-height="2.106cm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699cm"/>
    </style:style>
    <style:style style:name="Tableau3.B" style:family="table-column">
      <style:table-column-properties style:column-width="14.314cm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text-properties officeooo:rsid="0014c1f1" officeooo:paragraph-rsid="0014c1f1"/>
    </style:style>
    <style:style style:name="P2" style:family="paragraph" style:parent-style-name="Standard">
      <style:text-properties officeooo:rsid="0014c5ed" officeooo:paragraph-rsid="0014c5ed"/>
    </style:style>
    <style:style style:name="P3" style:family="paragraph" style:parent-style-name="Standard">
      <style:text-properties officeooo:rsid="0014c1f1" officeooo:paragraph-rsid="0014c1f1"/>
    </style:style>
    <style:style style:name="P4" style:family="paragraph" style:parent-style-name="Standard">
      <style:paragraph-properties fo:text-align="center" style:justify-single-word="false"/>
      <style:text-properties officeooo:rsid="0014c1f1" officeooo:paragraph-rsid="0014c1f1"/>
    </style:style>
    <style:style style:name="P5" style:family="paragraph" style:parent-style-name="Standard">
      <style:text-properties officeooo:rsid="001ae9fa" officeooo:paragraph-rsid="001ae9fa"/>
    </style:style>
    <style:style style:name="P6" style:family="paragraph" style:parent-style-name="Standard">
      <style:paragraph-properties fo:text-align="center" style:justify-single-word="false"/>
      <style:text-properties officeooo:rsid="0014c5ed" officeooo:paragraph-rsid="0014c5ed"/>
    </style:style>
    <style:style style:name="P7" style:family="paragraph" style:parent-style-name="Table_20_Contents">
      <style:paragraph-properties fo:text-align="center" style:justify-single-word="false"/>
      <style:text-properties officeooo:rsid="00134b20" officeooo:paragraph-rsid="00134b20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eaaf3" officeooo:paragraph-rsid="000eaaf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db88" officeooo:paragraph-rsid="000edb8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18ba2" officeooo:paragraph-rsid="00118ba2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4c1f1" officeooo:paragraph-rsid="0014c1f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4c5ed" officeooo:paragraph-rsid="0014c5e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18ba2" officeooo:paragraph-rsid="00134b20"/>
    </style:style>
    <style:style style:name="P14" style:family="paragraph" style:parent-style-name="Table_20_Contents">
      <style:paragraph-properties fo:text-align="center" style:justify-single-word="false"/>
      <style:text-properties officeooo:rsid="0014c1f1" officeooo:paragraph-rsid="0014c1f1"/>
    </style:style>
    <style:style style:name="P15" style:family="paragraph" style:parent-style-name="Table_20_Contents">
      <style:paragraph-properties fo:text-align="center" style:justify-single-word="false"/>
      <style:text-properties officeooo:rsid="0014c5ed" officeooo:paragraph-rsid="0014c5e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4c5ed"/>
    </style:style>
    <style:style style:name="P18" style:family="paragraph" style:parent-style-name="Text_20_body">
      <style:paragraph-properties fo:text-align="center" style:justify-single-word="false"/>
      <style:text-properties officeooo:paragraph-rsid="000edb88"/>
    </style:style>
    <style:style style:name="T1" style:family="text">
      <style:text-properties officeooo:rsid="000fbb0b"/>
    </style:style>
    <style:style style:name="T2" style:family="text">
      <style:text-properties officeooo:rsid="00134b20"/>
    </style:style>
    <style:style style:name="T3" style:family="text">
      <style:text-properties officeooo:rsid="00169ab4"/>
    </style:style>
    <style:style style:name="T4" style:family="text">
      <style:text-properties officeooo:rsid="0014c5ed"/>
    </style:style>
    <style:style style:name="T5" style:family="text">
      <style:text-properties officeooo:rsid="00192fb5"/>
    </style:style>
    <style:style style:name="T6" style:family="text">
      <style:text-properties officeooo:rsid="000edb88"/>
    </style:style>
    <style:style style:name="T7" style:family="text">
      <style:text-properties officeooo:rsid="001ae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8"><text:span text:style-name="T6">Cas d’utilisation : « </text:span><text:span text:style-name="T1">Définir des localisations </text:span><text:span text:style-name="T6">»</text:span></text:p>
      <text:p text:style-name="P18"/>
      <table:table table:name="Tableau1" table:style-name="Tableau1">
        <table:table-column table:style-name="Tableau1.A"/>
        <table:table-column table:style-name="Tableau1.B"/>
        <table:table-row table:style-name="TableLine94241019230784">
          <table:table-cell table:style-name="Tableau1.A1" office:value-type="string">
            <text:p text:style-name="P8">Pr<text:span text:style-name="T7">é</text:span>condition</text:p>
          </table:table-cell>
          <table:table-cell table:style-name="Tableau1.A1" office:value-type="string">
            <text:p text:style-name="P15">L’utilisateur doit appuyer sur le bouton pour définir des localisations.</text:p>
          </table:table-cell>
        </table:table-row>
        <table:table-row table:style-name="TableLine94241019381040">
          <table:table-cell table:style-name="Tableau1.A1" office:value-type="string">
            <text:p text:style-name="P9">Description</text:p>
            <text:p text:style-name="P9"/>
            <text:p text:style-name="P9"/>
            <text:p text:style-name="P9"/>
          </table:table-cell>
          <table:table-cell table:style-name="Tableau1.A1" office:value-type="string">
            <text:p text:style-name="P13">Offre la possibilité de délimiter et localiser plusieurs zones, bâtiments ou salles.</text:p>
            <text:p text:style-name="P13"/>
            <text:p text:style-name="P13"><text:span text:style-name="T2">P</text:span>our chaque possibilité on lui associe un bouton, et cela permet de déterminer,grâce à un plan,la localisation de chaque article. </text:p>
            <text:p text:style-name="P13"/>
            <text:p text:style-name="P7">Il est possible de nommer les bâtiments. </text:p>
            <text:p text:style-name="P13"/>
            <text:p text:style-name="P7">Il est nécessaire de préciser si l’on souhaite supprimer ou ajouter une localisation.</text:p>
            <text:p text:style-name="P7"/>
            <text:p text:style-name="P7">On enregistre ensuite les modifications apportées.</text:p>
          </table:table-cell>
        </table:table-row>
        <table:table-row table:style-name="TableLine94241019377872">
          <table:table-cell table:style-name="Tableau1.A1" office:value-type="string">
            <text:p text:style-name="P10">Postcondition</text:p>
          </table:table-cell>
          <table:table-cell table:style-name="Tableau1.A1" office:value-type="string">
            <text:p text:style-name="P14">Enregistrer dans la base de donné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as d’utilisation : « Consulter l’état des stocks »</text:p>
      <text:p text:style-name="P4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241019239888">
          <table:table-cell table:style-name="Tableau2.A1" office:value-type="string">
            <text:p text:style-name="P11">Pr<text:span text:style-name="T7">é</text:span>condition</text:p>
          </table:table-cell>
          <table:table-cell table:style-name="Tableau2.A1" office:value-type="string">
            <text:p text:style-name="P15">L’utilisateur doit utiliser l’interface web pour <text:span text:style-name="T5">appuyer sur le bouton « </text:span>afficher l’état des stocks »</text:p>
          </table:table-cell>
        </table:table-row>
        <table:table-row table:style-name="Tableau2.2">
          <table:table-cell table:style-name="Tableau2.A1" office:value-type="string">
            <text:p text:style-name="P11">Description</text:p>
          </table:table-cell>
          <table:table-cell table:style-name="Tableau2.A1" office:value-type="string">
            <text:p text:style-name="P14">Affiche l’entièreté des stocks disponibles en précisant le nom, la référence et la quantité pour chaque article, contenu dans la base de données.</text:p>
            <text:p text:style-name="P14"/>
            <text:p text:style-name="P14">Il dispose aussi d’un bouton permettant d’afficher la localisation de l’article ainsi que la possibilité de rechercher un article précis.</text:p>
          </table:table-cell>
        </table:table-row>
        <table:table-row table:style-name="TableLine94241019258880">
          <table:table-cell table:style-name="Tableau2.A1" office:value-type="string">
            <text:p text:style-name="P11">Postcondition</text:p>
          </table:table-cell>
          <table:table-cell table:style-name="Tableau2.A1" office:value-type="string">
            <text:p text:style-name="P16"/>
          </table:table-cell>
        </table:table-row>
      </table:table>
      <text:p text:style-name="P1"/>
      <text:p text:style-name="P1"/>
      <text:p text:style-name="P5"/>
      <text:p text:style-name="P1"/>
      <text:p text:style-name="P1"/>
      <text:p text:style-name="P1"/>
      <text:p text:style-name="P6">Cas d’utilisation : « Afficher les localisations d’un article »</text:p>
      <text:p text:style-name="P6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241019257056">
          <table:table-cell table:style-name="Tableau3.A1" office:value-type="string">
            <text:p text:style-name="P12">Pr<text:span text:style-name="T7">é</text:span>condition</text:p>
          </table:table-cell>
          <table:table-cell table:style-name="Tableau3.A1" office:value-type="string">
            <text:p text:style-name="P15">L’utilisateur appuie sur le bouton pour localiser un article <text:span text:style-name="T5">suite a la consultation des stocks</text:span></text:p>
          </table:table-cell>
        </table:table-row>
        <table:table-row table:style-name="TableLine94241072936160">
          <table:table-cell table:style-name="Tableau3.A1" office:value-type="string">
            <text:p text:style-name="P12">Description</text:p>
          </table:table-cell>
          <table:table-cell table:style-name="Tableau3.A1" office:value-type="string">
            <text:p text:style-name="P17"><text:span text:style-name="T4">Affiche la localisation de l’article en précisant le bâtiment puis la salle puis la zone ou il se trouve.</text:span></text:p>
          </table:table-cell>
        </table:table-row>
        <table:table-row table:style-name="TableLine94241073347296">
          <table:table-cell table:style-name="Tableau3.A1" office:value-type="string">
            <text:p text:style-name="P12">Post<text:span text:style-name="T3">c</text:span>ondition</text:p>
          </table:table-cell>
          <table:table-cell table:style-name="Tableau3.A1" office:value-type="string">
            <text:p text:style-name="P1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09:04:02.033150267</meta:creation-date>
    <dc:date>2023-01-12T17:57:42.564840218</dc:date>
    <meta:editing-duration>PT1H16M53S</meta:editing-duration>
    <meta:editing-cycles>2</meta:editing-cycles>
    <meta:generator>LibreOffice/7.3.5.2$Linux_X86_64 LibreOffice_project/30$Build-2</meta:generator>
    <meta:document-statistic meta:table-count="3" meta:image-count="0" meta:object-count="0" meta:page-count="1" meta:paragraph-count="24" meta:word-count="203" meta:character-count="1351" meta:non-whitespace-character-count="1170"/>
  </office:meta>
</office:document-meta>
</file>